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, Arial" style:font-family-generic="roman"/>
    <style:font-face style:name="Lohit Hindi2" svg:font-family="'Lohit Hindi'" style:font-family-generic="roman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6.59cm"/>
    </style:style>
    <style:style style:name="co6" style:family="table-column">
      <style:table-column-properties fo:break-before="auto" style:column-width="6.399cm"/>
    </style:style>
    <style:style style:name="co7" style:family="table-column">
      <style:table-column-properties fo:break-before="auto" style:column-width="3.83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8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2.422cm" fo:break-before="auto" style:use-optimal-row-height="true"/>
    </style:style>
    <style:style style:name="ro4" style:family="table-row">
      <style:table-row-properties style:row-height="2.08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2.817cm" fo:break-before="auto" style:use-optimal-row-height="true"/>
    </style:style>
    <style:style style:name="ro8" style:family="table-row">
      <style:table-row-properties style:row-height="3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hyphenate="tru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Lohit Hindi" style:font-size-asian="12pt" style:language-asian="hi" style:country-asian="I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tyle="normal" style:font-style-asian="normal" style:font-style-complex="normal" fo:hyphenate="true"/>
    </style:style>
    <style:style style:name="ce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Lohit Hindi" style:font-size-asian="12pt" style:language-asian="hi" style:country-asian="I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 fo:hyphenate="tru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Liberation Sans" fo:hyphenate="true"/>
    </style:style>
    <style:style style:name="ce1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Liberation Sans" style:font-name-asian="Lohit Hindi" style:font-size-asian="12pt" style:language-asian="hi" style:country-asian="IN" style:font-name-complex="DejaVu Sans" style:font-size-complex="6.80000019073486pt" style:language-complex="en" style:country-complex="US" fo:hyphenate="true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style:font-name-asian="DejaVu Sans" style:font-name-complex="Lohit Hindi1" fo:hyphenate="true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tyle="normal" style:font-style-asian="normal" style:font-style-complex="normal" fo:hyphenate="true"/>
    </style:style>
    <style:style style:name="ce14" style:family="table-cell" style:parent-style-name="Default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style:font-name-asian="Lohit Hindi" style:font-size-asian="12pt" style:language-asian="hi" style:country-asian="IN" fo:hyphenate="true"/>
    </style:style>
    <style:style style:name="ce17" style:family="table-cell" style:parent-style-name="Default">
      <style:text-properties style:use-window-font-color="true" style:text-outline="false" style:text-line-through-styl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size="10pt" fo:language="cs" fo:country="CZ" fo:font-style="normal" fo:text-shadow="none" style:text-underline-style="none" fo:font-weight="normal" style:letter-kerning="true" style:font-name-asian="Lohit Hindi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2" style:family="text">
      <style:text-properties style:use-window-font-color="true" style:text-outline="false" style:text-line-through-style="none" style:font-name="Liberation Sans1" fo:font-size="10pt" fo:language="cs" fo:country="CZ" fo:font-style="normal" fo:text-shadow="none" style:text-underline-style="none" fo:font-weight="normal" style:letter-kerning="true" style:font-name-asian="Lohit Hindi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3" style:family="text">
      <style:text-properties style:font-name="Lohit Hindi2" style:letter-kerning="true" style:font-name-asian="Lohit Hindi" style:font-size-asian="12pt" style:language-asian="hi" style:country-asian="IN"/>
    </style:style>
    <style:style style:name="T4" style:family="text">
      <style:text-properties style:font-name="Liberation Serif1" fo:font-size="12pt" style:letter-kerning="true" style:font-name-asian="Lohit Hindi" style:font-size-asian="12pt" style:language-asian="hi" style:country-asian="IN"/>
    </style:style>
    <style:style style:name="T5" style:family="text">
      <style:text-properties style:use-window-font-color="true" style:text-outline="false" style:text-line-through-style="none" style:font-name="Liberation Sans" fo:font-size="10pt" fo:language="cs" fo:country="CZ" fo:font-style="normal" fo:text-shadow="none" style:text-underline-style="none" fo:font-weight="normal" style:letter-kerning="true" style:font-name-asian="Lohit Hindi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6" style:family="text">
      <style:text-properties fo:font-size="12pt" style:letter-kerning="true" style:font-name-asian="Lohit Hindi" style:font-size-asian="12pt" style:language-asian="hi" style:country-asian="IN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SROVNÁNÍ JEŠTĚ NENÍ HOTOVÉ, NESÁZET</text:p>
          </table:table-cell>
          <table:table-cell table:style-name="ce1" table:number-columns-repeated="2"/>
          <table:table-cell table:number-columns-repeated="7"/>
        </table:table-row>
        <table:table-row table:style-name="ro2">
          <table:table-cell/>
          <table:table-cell office:value-type="string">
            <text:p><text:s/>Piráti</text:p>
          </table:table-cell>
          <table:table-cell office:value-type="string">
            <text:p>TOP 09</text:p>
          </table:table-cell>
          <table:table-cell office:value-type="string">
            <text:p><text:s/>ODS***</text:p>
          </table:table-cell>
          <table:table-cell office:value-type="string">
            <text:p><text:s/>ČSSD</text:p>
          </table:table-cell>
          <table:table-cell office:value-type="string">
            <text:p><text:s/>KSČM</text:p>
          </table:table-cell>
          <table:table-cell office:value-type="string">
            <text:p><text:s/>ANO</text:p>
          </table:table-cell>
          <table:table-cell office:value-type="string">
            <text:p><text:s/>Trojkoalice</text:p>
          </table:table-cell>
          <table:table-cell office:value-type="string">
            <text:p><text:s/>Svobodní</text:p>
          </table:table-cell>
          <table:table-cell/>
        </table:table-row>
        <table:table-row table:style-name="ro3">
          <table:table-cell table:style-name="ce2" office:value-type="string">
            <text:p>1. Podpoříte vyhlášku, která zaváže Prahu a všechny městské organizace, aby zveřejňovaly smlouvy na Internetu (a to včetně metadat)?</text:p>
          </table:table-cell>
          <table:table-cell table:style-name="ce3" office:value-type="string">
            <text:p>Ano, navíc zlepšíme současný registr</text:p>
          </table:table-cell>
          <table:table-cell table:style-name="ce3"/>
          <table:table-cell table:style-name="ce3" office:value-type="string">
            <text:p>Ano</text:p>
          </table:table-cell>
          <table:table-cell table:style-name="ce6" office:value-type="string">
            <text:p>Ano, budeme zveřejňovat přes jednotný portál*</text:p>
          </table:table-cell>
          <table:table-cell table:number-columns-repeated="2" table:style-name="ce3" office:value-type="string">
            <text:p>Ano</text:p>
          </table:table-cell>
          <table:table-cell table:style-name="ce13" office:value-type="string">
            <text:p>Ano</text:p>
          </table:table-cell>
          <table:table-cell table:style-name="ce3"/>
          <table:table-cell/>
        </table:table-row>
        <table:table-row table:style-name="ro4">
          <table:table-cell table:style-name="ce2" office:value-type="string">
            <text:p>2. Souhlasíte s tím, aby Praha příští 4 roky nezvyšovala reálné jízdné v MHD?</text:p>
          </table:table-cell>
          <table:table-cell table:style-name="ce3" office:value-type="string">
            <text:p>Ano, v dopravním podniku se dá ušetřit </text:p>
          </table:table-cell>
          <table:table-cell table:style-name="ce3"/>
          <table:table-cell table:style-name="ce3" office:value-type="string">
            <text:p>Z programu nelze vyčíst</text:p>
          </table:table-cell>
          <table:table-cell table:style-name="ce6" office:value-type="string">
            <text:p>Ano, zdražovat jen v případě velkého zlepšení*</text:p>
          </table:table-cell>
          <table:table-cell table:style-name="ce3" office:value-type="string">
            <text:p>Ano, jsme pro bezplatnou MHD</text:p>
          </table:table-cell>
          <table:table-cell table:style-name="ce3" office:value-type="string">
            <text:p>Ano, se zdražováním nepočítáme</text:p>
          </table:table-cell>
          <table:table-cell table:style-name="ce14" office:value-type="string">
            <text:p><text:span text:style-name="T3">Ano, jízdné za 10 Kč/den pro roční předplatné*</text:span></text:p>
            <text:p><text:span text:style-name="T4"/></text:p>
          </table:table-cell>
          <table:table-cell table:style-name="ce3"/>
          <table:table-cell/>
        </table:table-row>
        <table:table-row table:style-name="ro5">
          <table:table-cell table:style-name="ce2" office:value-type="string">
            <text:p>3. Souhlasíte s tím, aby o zásadních otázkách rozhodovali Pražané v referendu?**</text:p>
          </table:table-cell>
          <table:table-cell table:style-name="ce3" office:value-type="string">
            <text:p>Ano, referenda navíc vždy respektujeme</text:p>
          </table:table-cell>
          <table:table-cell table:style-name="ce3"/>
          <table:table-cell table:style-name="ce3" office:value-type="string">
            <text:p>Z programu nelze vyčíst</text:p>
          </table:table-cell>
          <table:table-cell table:style-name="ce7" office:value-type="string">
            <text:p>Ano</text:p>
          </table:table-cell>
          <table:table-cell table:style-name="ce3" office:value-type="string">
            <text:p>Ano, máme přímo ve volebním programu</text:p>
          </table:table-cell>
          <table:table-cell table:style-name="ce3" office:value-type="string">
            <text:p>Principiálně ano </text:p>
          </table:table-cell>
          <table:table-cell table:style-name="ce15" office:value-type="string">
            <text:p>Ano</text:p>
          </table:table-cell>
          <table:table-cell table:style-name="ce3"/>
          <table:table-cell/>
        </table:table-row>
        <table:table-row table:style-name="ro6">
          <table:table-cell table:style-name="ce2" office:value-type="string">
            <text:p>4. Budete prosazovat, aby Praha začala používat svobodný software namísto software s uzavřeným kódem?</text:p>
          </table:table-cell>
          <table:table-cell table:style-name="ce3" office:value-type="string">
            <text:p>Ano, začali s tím už v Městské knihovně</text:p>
          </table:table-cell>
          <table:table-cell table:style-name="ce3"/>
          <table:table-cell table:style-name="ce3" office:value-type="string">
            <text:p>Z programu nelze vyčíst</text:p>
          </table:table-cell>
          <table:table-cell table:style-name="ce7" office:value-type="string">
            <text:p>Nemáme jasný názor</text:p>
          </table:table-cell>
          <table:table-cell table:style-name="ce3" office:value-type="string">
            <text:p>Ano</text:p>
          </table:table-cell>
          <table:table-cell table:style-name="ce3" office:value-type="string">
            <text:p>Nevíme, co Praha používá za software</text:p>
          </table:table-cell>
          <table:table-cell table:style-name="ce13" office:value-type="string">
            <text:p>Ano</text:p>
          </table:table-cell>
          <table:table-cell table:style-name="ce3"/>
          <table:table-cell/>
        </table:table-row>
        <table:table-row table:style-name="ro3">
          <table:table-cell table:style-name="ce2" office:value-type="string">
            <text:p>5. Souhlasíte s tím, aby byla část rozpočtu Prahy vyčleněna na participativní rozpočtování,** tedy že by o části rozpočtu rozhodovali přímo Pražané?</text:p>
          </table:table-cell>
          <table:table-cell table:style-name="ce3" office:value-type="string">
            <text:p>Ano, ve straně ho používáme a funguje</text:p>
          </table:table-cell>
          <table:table-cell table:style-name="ce3" office:value-type="string">
            <text:p>Ne, považujeme to za levicovou věc</text:p>
          </table:table-cell>
          <table:table-cell table:style-name="ce3" office:value-type="string">
            <text:p>Z programu nelze vyčíst</text:p>
          </table:table-cell>
          <table:table-cell table:style-name="ce7" office:value-type="string">
            <text:p>Ano</text:p>
          </table:table-cell>
          <table:table-cell table:style-name="ce3" office:value-type="string">
            <text:p>Ano, máme přímo ve volebním programu</text:p>
          </table:table-cell>
          <table:table-cell table:style-name="ce3" office:value-type="string">
            <text:p>Pokud bude rozpočet přebytkový, není problém</text:p>
          </table:table-cell>
          <table:table-cell table:style-name="ce15" office:value-type="string">
            <text:p>Ano</text:p>
          </table:table-cell>
          <table:table-cell table:style-name="ce3"/>
          <table:table-cell/>
        </table:table-row>
        <table:table-row table:style-name="ro6">
          <table:table-cell table:style-name="ce2" office:value-type="string">
            <text:p>6. Souhlasíte s vyhláškou, která zakazuje požívání alkoholu na velké části veřejných prostranství Prahy, například na Petříně?</text:p>
          </table:table-cell>
          <table:table-cell table:style-name="ce3" office:value-type="string">
            <text:p>Ne, chceme ji zrevidovat</text:p>
          </table:table-cell>
          <table:table-cell table:style-name="ce3" office:value-type="string">
            <text:p>Ano</text:p>
          </table:table-cell>
          <table:table-cell table:style-name="ce3" office:value-type="string">
            <text:p>Ne, nepodporujeme plošný zákaz pití alkoholu</text:p>
          </table:table-cell>
          <table:table-cell table:style-name="ce7" office:value-type="string">
            <text:p>Ano</text:p>
          </table:table-cell>
          <table:table-cell table:style-name="ce10" office:value-type="string">
            <text:p>Ano, <text:span text:style-name="T2">ale nechceme pokutovat za pivo v létě*</text:span></text:p>
          </table:table-cell>
          <table:table-cell table:style-name="ce3" office:value-type="string">
            <text:p>Ano, ale v některých lokalitách nemá smysl</text:p>
          </table:table-cell>
          <table:table-cell table:style-name="ce14" office:value-type="string">
            <text:p>Ano, ale místa je třeba volit s rozmyslem*</text:p>
          </table:table-cell>
          <table:table-cell table:style-name="ce3"/>
          <table:table-cell/>
        </table:table-row>
        <table:table-row table:style-name="ro6">
          <table:table-cell table:style-name="ce2" office:value-type="string">
            <text:p>7. Podpoříte vyhlášku, která by školám zřizovaným Prahou nařizovala uvolňovat zaměstnanecká díla** pod svobodnou licencí?</text:p>
          </table:table-cell>
          <table:table-cell table:style-name="ce3" office:value-type="string">
            <text:p>Ano, díla vytvářejí za veřejné peníze</text:p>
          </table:table-cell>
          <table:table-cell table:style-name="ce3" office:value-type="string">
            <text:p>Z veřejných zdrojů nelze vyčíst</text:p>
          </table:table-cell>
          <table:table-cell table:style-name="ce3" office:value-type="string">
            <text:p>Z programu nelze vyčíst</text:p>
          </table:table-cell>
          <table:table-cell table:style-name="ce7" office:value-type="string">
            <text:p>Nemáme jasný názor</text:p>
          </table:table-cell>
          <table:table-cell table:style-name="ce3" office:value-type="string">
            <text:p>Ano</text:p>
          </table:table-cell>
          <table:table-cell table:style-name="ce3" office:value-type="string">
            <text:p>Nemáme jasný názor, máme málo informací</text:p>
          </table:table-cell>
          <table:table-cell table:style-name="ce15" office:value-type="string">
            <text:p>Nemáme jasný názor</text:p>
          </table:table-cell>
          <table:table-cell table:style-name="ce3"/>
          <table:table-cell/>
        </table:table-row>
        <table:table-row table:style-name="ro7">
          <table:table-cell table:style-name="ce2" office:value-type="string">
            <text:p>Jaké jsou vaše priority v oblasti dopravy?</text:p>
          </table:table-cell>
          <table:table-cell table:style-name="ce3" office:value-type="string">
            <text:p>Stavba metra D do Písnice, dokončení městského okruhu, analýza rozvoje městské železnice, WiFi v MHD, analýza zavedení bezplatné MHD</text:p>
          </table:table-cell>
          <table:table-cell table:style-name="ce3"/>
          <table:table-cell table:style-name="ce3" office:value-type="string">
            <text:p>Pustit do hromadné dopravy soukromé subjekty, aby vznikla konkurence, navýšit počet parkovacích ploch, výstavba metra D</text:p>
          </table:table-cell>
          <table:table-cell table:style-name="ce8" office:value-type="string">
            <text:p><text:span text:style-name="T1">Větší zapojení železniční dopravy, výstavba metra D, humanizace severojižní magistrály, zavedení nízkoemisních zón, omezení hlukové zátěže*</text:span></text:p>
          </table:table-cell>
          <table:table-cell table:style-name="ce11" office:value-type="string">
            <text:p><text:span text:style-name="T1">Bezplatná MHD, zvýšení podílu železniční dopravy, výstavba dalších tras metra, dokončení městského a silničního okruhu, výstavba P+R parkovišť*</text:span></text:p>
          </table:table-cell>
          <table:table-cell table:style-name="ce12" office:value-type="string">
            <text:p>Severní varianta okruhu, rychlodráha spojující letiště s centrem, lepší zpřístupnění a zkvalitnění MHD, více parkovacích míst pro Pražany*</text:p>
          </table:table-cell>
          <table:table-cell table:style-name="ce16" office:value-type="string">
            <text:p><text:span text:style-name="T5">Jízdné za 10 Kč/den, metro D, parkovací systém upřednostňující rezidenty, preference pěších a cyklistů, zlepšení integrace vlakové dopravy*</text:span></text:p>
          </table:table-cell>
          <table:table-cell table:style-name="ce3"/>
          <table:table-cell/>
        </table:table-row>
        <table:table-row table:style-name="ro3">
          <table:table-cell table:style-name="ce2" office:value-type="string">
            <text:p>Jak se budete snažit oddlužit hlavní město?</text:p>
          </table:table-cell>
          <table:table-cell table:style-name="ce3" office:value-type="string">
            <text:p>Vypovíme nevýhodné smlouvy (např. v oblasti IT), zprůhledníme hospodaření městských společností, a snížíme tak prostor pro korupci</text:p>
          </table:table-cell>
          <table:table-cell table:style-name="ce3"/>
          <table:table-cell table:style-name="ce5" office:value-type="string">
            <text:p><text:span text:style-name="T1">Zeštíhlíme magistrát, přestaneme platit služby, které by z veřejných peněz placeny být neměly, omezíme dotace občanským sdružením</text:span></text:p>
          </table:table-cell>
          <table:table-cell table:style-name="ce8" office:value-type="string">
            <text:p><text:span text:style-name="T1">Budeme nakupovat centrálně, zefektivníme kontrolu a čerpání běžných výdajů, nebudeme schvalovat projekty, na které není zajištěno financování*</text:span></text:p>
          </table:table-cell>
          <table:table-cell table:style-name="ce11" office:value-type="string">
            <text:p><text:span text:style-name="T1">Vytvoříme rezervu na splácení dluhu, prověříme dříve uzavřené smlouvy, zprůhledníme veřejné zakázky, zvýšíme podíl dotací z EU a od státu*</text:span></text:p>
          </table:table-cell>
          <table:table-cell table:style-name="ce8" office:value-type="string">
            <text:p>Hospodárným financováním jen těch projektů, které Pražané opravdu potřebují</text:p>
          </table:table-cell>
          <table:table-cell table:style-name="ce15" office:value-type="string">
            <text:p>Přestaneme mrhat peníze v podivných nákupech a nebudeme stavět megalomanské stavby typu Blanka</text:p>
          </table:table-cell>
          <table:table-cell table:style-name="ce3"/>
          <table:table-cell/>
        </table:table-row>
        <table:table-row table:style-name="ro8">
          <table:table-cell table:style-name="ce2" office:value-type="string">
            <text:p>Jak byste pokračovali s přípravou územního plánu Prahy?</text:p>
          </table:table-cell>
          <table:table-cell table:style-name="ce3" office:value-type="string">
            <text:p>Lidé mají mít možnost územní plán připomínkovat, město by jejich připomínky mělo vyhodnotit a o důležitých otázkách vypsat referendum</text:p>
          </table:table-cell>
          <table:table-cell table:style-name="ce3" office:value-type="string">
            <text:p>Tak jako doposud. Zastupitelstvo postupně schvaluje celoměstsky významné změny</text:p>
          </table:table-cell>
          <table:table-cell table:style-name="ce3" office:value-type="string">
            <text:p>Budeme posilovat názor městských částí, které mají k Pražanům nejblíže; nebudeme zvýhodňovat developery</text:p>
          </table:table-cell>
          <table:table-cell table:style-name="ce9" office:value-type="string">
            <text:p>Chceme urychlit práce na přípravě nového územního plánu</text:p>
          </table:table-cell>
          <table:table-cell table:style-name="ce11" office:value-type="string">
            <text:p><text:span text:style-name="T1">Příprava ÚP musí být řádně prodiskutována s občany, občanskými sdruženími a městskými částmi; nesouhlasíme se zahušťováním výstavby*</text:span></text:p>
          </table:table-cell>
          <table:table-cell table:style-name="ce9" office:value-type="string">
            <text:p>Opět ve stejném duchu, aby územní plán sloužil Pražanům, nikoli zájmovým skupinám</text:p>
          </table:table-cell>
          <table:table-cell table:style-name="ce3" office:value-type="string">
            <text:p><text:span text:style-name="T5">Je potřeba změnit zadání, územní plán má skutečně regulovat; také je potřeba dodržet posloupnost schvalování a ne schvalovat páté přes deváté</text:span></text:p>
            <text:p><text:span text:style-name="T6"/></text:p>
          </table:table-cell>
          <table:table-cell table:style-name="ce3"/>
          <table:table-cell/>
        </table:table-row>
        <table:table-row table:style-name="ro2">
          <table:table-cell/>
          <table:table-cell table:style-name="ce2" table:number-columns-repeated="6"/>
          <table:table-cell table:style-name="ce17"/>
          <table:table-cell table:style-name="ce2"/>
          <table:table-cell/>
        </table:table-row>
        <table:table-row table:style-name="ro2">
          <table:table-cell/>
          <table:table-cell table:style-name="ce2" table:number-columns-repeated="8"/>
          <table:table-cell/>
        </table:table-row>
        <table:table-row table:style-name="ro2" table:number-rows-repeated="2">
          <table:table-cell/>
          <table:table-cell table:style-name="ce4" table:number-columns-repeated="8"/>
          <table:table-cell/>
        </table:table-row>
        <table:table-row table:style-name="ro2" table:number-rows-repeated="1048559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1" svg:font-family="'Liberation Sans', Arial" style:font-family-generic="roman"/>
    <style:font-face style:name="Lohit Hindi2" svg:font-family="'Lohit Hindi'" style:font-family-generic="roman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0.00.0000</text:date>, <text:time style:data-style-name="N2" text:time-value="0000-00-00T23:30:27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</meta:initial-creator>
    <meta:creation-date>2014-08-27T12:51:35</meta:creation-date>
    <dc:date>2014-09-02T23:30:33</dc:date>
    <dc:creator>Adam </dc:creator>
    <meta:editing-duration>PT10H27M6S</meta:editing-duration>
    <meta:editing-cycles>18</meta:editing-cycles>
    <meta:generator>LibreOffice/4.0.2.2$Linux_X86_64 LibreOffice_project/400m0$Build-2</meta:generator>
    <meta:document-statistic meta:table-count="1" meta:cell-count="83" meta:object-count="0"/>
  </office:meta>
</office:document-meta>
</file>